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3" style:family="graphic" style:parent-style-name="standard" style:list-style-name="L1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4" style:family="graphic" style:parent-style-name="standard" style:list-style-name="L1">
      <style:graphic-properties draw:stroke="solid" svg:stroke-width="0.025cm" svg:stroke-color="#3a5f8b" draw:marker-start-width="0.131cm" draw:marker-end-width="0.131cm" draw:fill="solid" draw:fill-color="#ff950e" draw:textarea-vertical-align="middle" draw:auto-grow-height="false" fo:padding-top="0.102cm" fo:padding-bottom="0.102cm" fo:padding-left="0.227cm" fo:padding-right="0.227cm" fo:wrap-option="wrap"/>
    </style:style>
    <style:style style:name="gr5" style:family="graphic" style:parent-style-name="standard" style:list-style-name="L1">
      <style:graphic-properties draw:stroke="solid" svg:stroke-width="0.025cm" svg:stroke-color="#3a5f8b" draw:marker-start-width="0.131cm" draw:marker-end-width="0.131cm" draw:fill="solid" draw:fill-color="#ff950e" draw:textarea-vertical-align="middle" draw:auto-grow-height="false" fo:padding-top="0.102cm" fo:padding-bottom="0.102cm" fo:padding-left="0.227cm" fo:padding-right="0.227cm" fo:wrap-option="wrap"/>
    </style:style>
    <style:style style:name="gr6" style:family="graphic" style:parent-style-name="standard" style:list-style-name="L1">
      <style:graphic-properties draw:stroke="solid" svg:stroke-width="0.025cm" svg:stroke-color="#3a5f8b" draw:marker-start-width="0.132cm" draw:marker-end-width="0.132cm" draw:fill="solid" draw:fill-color="#aecf00" draw:textarea-vertical-align="middle" draw:auto-grow-height="false" fo:padding-top="0.103cm" fo:padding-bottom="0.103cm" fo:padding-left="0.228cm" fo:padding-right="0.228cm" fo:wrap-option="wrap"/>
    </style:style>
    <style:style style:name="gr7" style:family="graphic" style:parent-style-name="standard" style:list-style-name="L1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8" style:family="graphic" style:parent-style-name="standard" style:list-style-name="L1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9" style:family="graphic" style:parent-style-name="standard" style:list-style-name="L1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10" style:family="graphic" style:parent-style-name="standard" style:list-style-name="L1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11" style:family="graphic" style:parent-style-name="standard" style:list-style-name="L1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12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4pt" fo:font-weight="bold" style:font-size-asian="14pt" style:font-weight-asian="bold" style:font-size-complex="14pt" style:font-weight-complex="bold"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4pt" fo:font-weight="bold" style:font-size-asian="14pt" style:font-weight-asian="bold" style:font-size-complex="14pt" style:font-weight-complex="bold" fo:hyphenate="false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20pt"/>
    </style:style>
    <style:style style:name="T1" style:family="text">
      <style:text-properties fo:color="#ffffff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.016cm" svg:height="2.286cm" svg:x="1.619cm" svg:y="9.19cm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3" draw:style-name="gr2" draw:text-style-name="P3" draw:layer="layout" svg:width="20.606cm" svg:height="0.854cm" svg:x="3.902cm" svg:y="18.383cm">
          <text:p text:style-name="P2"><text:span text:style-name="T1">WP1: Specification</text:span></text:p>
          <draw:enhanced-geometry svg:viewBox="0 0 21600 21600" draw:type="rectangle" draw:enhanced-path="M 0 0 L 21600 0 21600 21600 0 21600 0 0 Z N"/>
        </draw:custom-shape>
        <draw:custom-shape draw:name="Rechteck 4" draw:style-name="gr3" draw:text-style-name="P3" draw:layer="layout" svg:width="20.574cm" svg:height="0.838cm" svg:x="3.902cm" svg:y="1.94cm">
          <text:p text:style-name="P2"><text:span text:style-name="T1">WP8: Integration</text:span></text:p>
          <draw:enhanced-geometry svg:viewBox="0 0 21600 21600" draw:type="rectangle" draw:enhanced-path="M 0 0 L 21600 0 21600 21600 0 21600 0 0 Z N"/>
        </draw:custom-shape>
        <draw:custom-shape draw:name="Rechteck 5" draw:style-name="gr4" draw:text-style-name="P3" draw:layer="layout" svg:width="6.561cm" svg:height="1.692cm" svg:x="5.627cm" svg:y="15.188cm">
          <text:p text:style-name="P2"><text:span text:style-name="T1">WP2: Vehicle Infrastructure</text:span></text:p>
          <draw:enhanced-geometry svg:viewBox="0 0 21600 21600" draw:type="rectangle" draw:enhanced-path="M 0 0 L 21600 0 21600 21600 0 21600 0 0 Z N"/>
        </draw:custom-shape>
        <draw:custom-shape draw:name="Rechteck 7" draw:style-name="gr5" draw:text-style-name="P3" draw:layer="layout" svg:width="6.561cm" svg:height="1.692cm" svg:x="16.035cm" svg:y="15.188cm">
          <text:p text:style-name="P2"><text:span text:style-name="T1">WP3: Cloud Infrastructure</text:span></text:p>
          <draw:enhanced-geometry svg:viewBox="0 0 21600 21600" draw:type="rectangle" draw:enhanced-path="M 0 0 L 21600 0 21600 21600 0 21600 0 0 Z N"/>
        </draw:custom-shape>
        <draw:custom-shape draw:name="Rechteck 8" draw:style-name="gr6" draw:text-style-name="P3" draw:layer="layout" svg:width="6.561cm" svg:height="1.692cm" svg:x="5.627cm" svg:y="11.448cm">
          <text:p text:style-name="P2"><text:span text:style-name="T1">WP4: Local Perception</text:span></text:p>
          <draw:enhanced-geometry svg:viewBox="0 0 21600 21600" draw:type="rectangle" draw:enhanced-path="M 0 0 L 21600 0 21600 21600 0 21600 0 0 Z N"/>
        </draw:custom-shape>
        <draw:custom-shape draw:name="Rechteck 9" draw:style-name="gr7" draw:text-style-name="P3" draw:layer="layout" svg:width="6.561cm" svg:height="1.692cm" svg:x="16.035cm" svg:y="11.448cm">
          <text:p text:style-name="P2"><text:span text:style-name="T1">WP5: Lifelong Localization &amp; Mapping</text:span></text:p>
          <draw:enhanced-geometry svg:viewBox="0 0 21600 21600" draw:type="rectangle" draw:enhanced-path="M 0 0 L 21600 0 21600 21600 0 21600 0 0 Z N"/>
        </draw:custom-shape>
        <draw:custom-shape draw:name="Rechteck 12" draw:style-name="gr8" draw:text-style-name="P3" draw:layer="layout" svg:width="17.259cm" svg:height="0.889cm" draw:transform="rotate (1.5707963267946) translate (2.505cm 19.212cm)">
          <text:p text:style-name="P2"><text:span text:style-name="T1">WP9: Dissemination &amp; Exploitation</text:span></text:p>
          <draw:enhanced-geometry svg:viewBox="0 0 21600 21600" draw:type="rectangle" draw:enhanced-path="M 0 0 L 21600 0 21600 21600 0 21600 0 0 Z N"/>
        </draw:custom-shape>
        <draw:custom-shape draw:name="Rechteck 13" draw:style-name="gr9" draw:text-style-name="P3" draw:layer="layout" svg:width="17.314cm" svg:height="0.774cm" draw:transform="rotate (1.5707963267946) translate (24.972cm 19.267cm)">
          <text:p text:style-name="P2"><text:span text:style-name="T1">WP10: 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2.286cm" svg:x="24.074cm" svg:y="9.191cm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016cm" svg:height="2.286cm" draw:transform="rotate (1.5707963267946) translate (13.003cm 3.626cm)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016cm" svg:height="2.286cm" draw:transform="rotate (1.5707963267946) translate (13.004cm 18.553cm)">
          <text:p/>
          <draw:enhanced-geometry svg:viewBox="0 0 21600 21600" draw:text-areas="?f7 ?f0 21600 ?f2" draw:mirror-horizontal="false" draw:mirror-vertical="true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10" draw:style-name="gr10" draw:text-style-name="P3" draw:layer="layout" svg:width="6.561cm" svg:height="1.692cm" svg:x="10.856cm" svg:y="7.755cm">
          <text:p text:style-name="P2"><text:span text:style-name="T1">WP6: Scene Understanding</text:span></text:p>
          <draw:enhanced-geometry svg:viewBox="0 0 21600 21600" draw:type="rectangle" draw:enhanced-path="M 0 0 L 21600 0 21600 21600 0 21600 0 0 Z N"/>
        </draw:custom-shape>
        <draw:custom-shape draw:name="Rechteck 10" draw:style-name="gr11" draw:text-style-name="P3" draw:layer="layout" svg:width="6.561cm" svg:height="1.692cm" svg:x="10.856cm" svg:y="4.22cm">
          <text:p text:style-name="P2"><text:span text:style-name="T1">WP7: Navigation and Decision Ma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8.828cm" svg:y1="15.188cm" svg:x2="8.828cm" svg:y2="13.14cm">
          <text:p/>
        </draw:line>
        <draw:line draw:style-name="gr12" draw:text-style-name="P1" draw:layer="layout" svg:x1="19.228cm" svg:y1="15.189cm" svg:x2="19.228cm" svg:y2="13.141cm">
          <text:p/>
        </draw:line>
        <draw:path draw:style-name="gr12" draw:text-style-name="P1" draw:layer="layout" svg:width="2.127cm" svg:height="5.533cm" svg:x="8.728cm" svg:y="5.912cm" svg:viewBox="0 0 2128 5534" svg:d="m0 5534c0-1794 1419-3689 2128-5534">
          <text:p/>
        </draw:path>
        <draw:path draw:style-name="gr12" draw:text-style-name="P1" draw:layer="layout" svg:width="1.81cm" svg:height="5.523cm" svg:x="17.417cm" svg:y="5.912cm" svg:viewBox="0 0 1811 5524" svg:d="m1811 5524c0-2292-1207-3683-1811-5524">
          <text:p/>
        </draw:path>
        <draw:line draw:style-name="gr12" draw:text-style-name="P1" draw:layer="layout" svg:x1="14.062cm" svg:y1="7.755cm" svg:x2="14.062cm" svg:y2="5.912cm">
          <text:p/>
        </draw:line>
        <draw:line draw:style-name="gr12" draw:text-style-name="P1" draw:layer="layout" svg:x1="12.188cm" svg:y1="11.792cm" svg:x2="16.035cm" svg:y2="11.792cm">
          <text:p/>
        </draw:line>
        <draw:frame draw:style-name="gr13" draw:text-style-name="P4" draw:layer="layout" svg:width="5.578cm" svg:height="0.738cm" svg:x="11.387cm" svg:y="16.98cm">
          <draw:text-box>
            <text:p text:style-name="P4"><text:span text:style-name="T2">Use case &amp; requirements</text:span></text:p>
          </draw:text-box>
        </draw:frame>
        <draw:frame draw:style-name="gr13" draw:text-style-name="P4" draw:layer="layout" svg:width="2.221cm" svg:height="1.225cm" svg:x="8.782cm" svg:y="13.67cm">
          <draw:text-box>
            <text:p text:style-name="P4"><text:span text:style-name="T2">Platform</text:span></text:p>
            <text:p text:style-name="P4"><text:span text:style-name="T2">access</text:span></text:p>
          </draw:text-box>
        </draw:frame>
        <draw:frame draw:style-name="gr13" draw:text-style-name="P4" draw:layer="layout" svg:width="2.221cm" svg:height="1.225cm" svg:x="19.228cm" svg:y="13.694cm">
          <draw:text-box>
            <text:p text:style-name="P4"><text:span text:style-name="T2">Platform</text:span></text:p>
            <text:p text:style-name="P4"><text:span text:style-name="T2">access</text:span></text:p>
          </draw:text-box>
        </draw:frame>
        <draw:frame draw:style-name="gr13" draw:text-style-name="P4" draw:layer="layout" svg:width="3.855cm" svg:height="1.225cm" svg:x="18.38cm" svg:y="7.874cm">
          <draw:text-box>
            <text:p text:style-name="P4"><text:span text:style-name="T2">Summary maps</text:span></text:p>
            <text:p text:style-name="P4"><text:span text:style-name="T2"><text:s text:c="2"/></text:span><text:span text:style-name="T2">Semantic maps</text:span></text:p>
          </draw:text-box>
        </draw:frame>
        <draw:frame draw:style-name="gr13" draw:text-style-name="P4" draw:layer="layout" svg:width="3.334cm" svg:height="1.225cm" svg:x="12.43cm" svg:y="11.924cm">
          <draw:text-box>
            <text:p text:style-name="P4"><text:span text:style-name="T2">Raw metric &amp;</text:span></text:p>
            <text:p text:style-name="P4"><text:span text:style-name="T2">semantic data</text:span></text:p>
          </draw:text-box>
        </draw:frame>
        <draw:frame draw:style-name="gr13" draw:text-style-name="P4" draw:layer="layout" svg:width="4.706cm" svg:height="1.225cm" svg:x="5.069cm" svg:y="7.798cm">
          <draw:text-box>
            <text:p text:style-name="P4"><text:span text:style-name="T2"><text:s text:c="9"/></text:span><text:span text:style-name="T2">Real-time maps</text:span></text:p>
            <text:p text:style-name="P4"><text:span text:style-name="T2">(metric &amp; semantic)</text:span></text:p>
          </draw:text-box>
        </draw:frame>
        <draw:frame draw:style-name="gr13" draw:text-style-name="P4" draw:layer="layout" svg:width="2.551cm" svg:height="1.225cm" svg:x="14.062cm" svg:y="6.304cm">
          <draw:text-box>
            <text:p text:style-name="P4"><text:span text:style-name="T2">Scene</text:span></text:p>
            <text:p text:style-name="P4"><text:span text:style-name="T2">prediction</text:span></text:p>
          </draw:text-box>
        </draw:frame>
        <draw:frame draw:style-name="gr13" draw:text-style-name="P5" draw:layer="layout" svg:width="3.233cm" svg:height="1.225cm" svg:x="10.856cm" svg:y="6.304cm">
          <draw:text-box>
            <text:p text:style-name="P5"><text:span text:style-name="T2">Scene</text:span></text:p>
            <text:p text:style-name="P5"><text:span text:style-name="T2">interpretation</text:span></text:p>
          </draw:text-box>
        </draw:frame>
        <draw:path draw:style-name="gr12" draw:text-style-name="P1" draw:layer="layout" svg:width="2.127cm" svg:height="1.999cm" svg:x="8.728cm" svg:y="9.447cm" svg:viewBox="0 0 2128 2000" svg:d="m0 2000c0-1794 1270-1033 2128-2000">
          <text:p/>
        </draw:path>
        <draw:path draw:style-name="gr12" draw:text-style-name="P1" draw:layer="layout" svg:width="1.81cm" svg:height="1.987cm" svg:x="17.417cm" svg:y="9.448cm" svg:viewBox="0 0 1811 1988" svg:d="m1811 1988c0-1794-1102-1022-1811-1988">
          <text:p/>
        </draw:path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End_20_9" draw:display-name="msArrowEnd 9" svg:viewBox="0 0 500 500" svg:d="m250 0 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Rufli</meta:initial-creator>
    <meta:creation-date>2015-02-23T16:22:39.22</meta:creation-date>
    <meta:editing-duration>PT1H38M14S</meta:editing-duration>
    <meta:editing-cycles>11</meta:editing-cycles>
    <dc:date>2015-04-12T14:37:07.25</dc:date>
    <dc:creator>Martin Rufli</dc:creator>
    <meta:generator>OpenOffice/4.0.0$Win32 OpenOffice.org_project/400m3$Build-9702</meta:generator>
    <meta:document-statistic meta:object-count="53"/>
  </office:meta>
</office:document-meta>
</file>